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12pt" fo:language="zxx" fo:country="none" officeooo:paragraph-rsid="00152764" style:font-size-asian="12pt" style:language-asian="zxx" style:country-asian="none" style:font-size-complex="12pt" style:language-complex="zxx" style:country-complex="none"/>
    </style:style>
    <style:style style:name="P2" style:family="paragraph" style:parent-style-name="Preformatted_20_Text">
      <style:paragraph-properties fo:text-align="center" style:justify-single-word="false"/>
      <style:text-properties fo:font-size="12pt" fo:language="zxx" fo:country="none" officeooo:rsid="00152764" officeooo:paragraph-rsid="00152764" style:font-size-asian="12pt" style:language-asian="zxx" style:country-asian="none" style:font-size-complex="12pt" style:language-complex="zxx" style:country-complex="none"/>
    </style:style>
    <style:style style:name="P3" style:family="paragraph" style:parent-style-name="Preformatted_20_Tex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Preformatted_20_Text">
      <style:text-properties fo:language="zxx" fo:country="none" fo:font-weight="bold" officeooo:paragraph-rsid="00152764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Preformatted_20_Text" style:list-style-name="L1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Preformatted_20_Text" style:list-style-name="L2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Preformatted_20_Text" style:list-style-name="L3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Preformatted_20_Text" style:list-style-name="L7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 style:list-style-name="L6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 style:list-style-name="L5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 style:list-style-name="L4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2764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B</text:span><text:span text:style-name="T1">orn2beroot notes</text:span></text:p>
      <text:p text:style-name="P1"><text:span text:style-name="T2"/></text:p>
      <text:p text:style-name="P1"><text:span text:style-name="T2">Temporary Example Passwords</text:span></text:p>
      <text:p text:style-name="P4">Root:</text:p>
      <text:list text:style-name="L1">
        <text:list-item>
          <text:p text:style-name="P7">Velkemale123?</text:p>
        </text:list-item>
      </text:list>
      <text:p text:style-name="P5">ngvo:</text:p>
      <text:list text:style-name="L2">
        <text:list-item>
          <text:p text:style-name="P8">Nevimcodelat123!</text:p>
        </text:list-item>
      </text:list>
      <text:p text:style-name="P5">Encryption:</text:p>
      <text:list text:style-name="L3">
        <text:list-item>
          <text:p text:style-name="P9">SuperMegaDlouheHeslo!123</text:p>
        </text:list-item>
      </text:list>
      <text:p text:style-name="P10"/>
      <text:p text:style-name="P3">Command execution as superuser:</text:p>
      <text:p text:style-name="P10"/>
      <text:p text:style-name="P6">Creating a new user:</text:p>
      <text:list text:style-name="L7">
        <text:list-item>
          <text:p text:style-name="P11">`adduser "name"`</text:p>
        </text:list-item>
      </text:list>
      <text:p text:style-name="P5">Deleting a user and all files, dirs associated with the user:</text:p>
      <text:list text:style-name="L6">
        <text:list-item>
          <text:p text:style-name="P12">`deluser "name" --remove-home`</text:p>
        </text:list-item>
      </text:list>
      <text:p text:style-name="P5">Check userlist:</text:p>
      <text:list text:style-name="L5">
        <text:list-item>
          <text:p text:style-name="P13">`cat /etc/passwd`</text:p>
        </text:list-item>
      </text:list>
      <text:p text:style-name="P5">Check specific user:</text:p>
      <text:list text:style-name="L4">
        <text:list-item>
          <text:p text:style-name="P14">pipe command above with `grep "keyword"`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6T15:28:46.025741846</dc:date>
    <meta:editing-duration>PT2M3S</meta:editing-duration>
    <meta:editing-cycles>1</meta:editing-cycles>
    <meta:document-statistic meta:table-count="0" meta:image-count="0" meta:object-count="0" meta:page-count="1" meta:paragraph-count="17" meta:word-count="56" meta:character-count="375" meta:non-whitespace-character-count="344"/>
    <meta:generator>LibreOffice/24.2.7.2$Linux_X86_64 LibreOffice_project/420$Build-2</meta:generator>
  </office:meta>
</office:document-meta>
</file>